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mpl.FilterImpl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match( Dictionary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er.setSource( Dictionary dict , boolean caseSensiti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lterImp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apper.lookup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Impl.matchCase( Dictionary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Mapper.setSource( Service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mpl.match( Service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mpl.FilterImpl( Logger logger , String exp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lterImpl.log( int flag , String msg , Throwable 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terImpl.match( Dictionary dict , ServiceReference ref , boolean caseSensitiv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